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Lateef" svg:font-family="Lateef" style:font-pitch="variable"/>
    <style:font-face style:name="LateefGR1" svg:font-family="LateefGR" style:font-pitch="variable"/>
    <style:font-face style:name="LateefGR" svg:font-family="LateefGR" style:font-adornments="Regular"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Heading_20_2">
      <style:text-properties officeooo:paragraph-rsid="00244055"/>
    </style:style>
    <style:style style:name="P3" style:family="paragraph" style:parent-style-name="Heading_20_2">
      <style:text-properties style:font-name="Scheherazade1" fo:font-size="16pt" style:font-size-asian="16pt" style:font-name-complex="LateefGR1" style:font-size-complex="16pt"/>
    </style:style>
    <style:style style:name="P4" style:family="paragraph" style:parent-style-name="Heading_20_2">
      <style:text-properties officeooo:paragraph-rsid="00293531"/>
    </style:style>
    <style:style style:name="P5" style:family="paragraph" style:parent-style-name="Heading_20_2">
      <style:text-properties officeooo:paragraph-rsid="002b2c55"/>
    </style:style>
    <style:style style:name="P6" style:family="paragraph" style:parent-style-name="Title" style:master-page-name="MP0">
      <style:paragraph-properties style:page-number="auto" fo:break-before="page"/>
    </style:style>
    <style:style style:name="P7" style:family="paragraph" style:parent-style-name="Normal">
      <style:paragraph-properties fo:text-align="end" style:justify-single-word="false" style:writing-mode="rl-tb"/>
      <style:text-properties fo:font-size="16pt" style:font-size-asian="16pt" style:font-name-complex="LateefGR1" style:font-size-complex="16pt"/>
    </style:style>
    <style:style style:name="P8" style:family="paragraph" style:parent-style-name="Normal">
      <style:paragraph-properties fo:text-align="end" style:justify-single-word="false" style:writing-mode="rl-tb"/>
      <style:text-properties fo:font-size="16pt" officeooo:paragraph-rsid="00293531" style:font-size-asian="16pt" style:font-name-complex="LateefGR1" style:font-size-complex="16pt"/>
    </style:style>
    <style:style style:name="P9" style:family="paragraph" style:parent-style-name="Normal">
      <style:paragraph-properties fo:text-align="end" style:justify-single-word="false" style:writing-mode="rl-tb"/>
      <style:text-properties fo:font-size="16pt" officeooo:rsid="0027f04f" officeooo:paragraph-rsid="0027f04f" style:font-size-asian="16pt" style:font-name-complex="LateefGR1" style:font-size-complex="16pt"/>
    </style:style>
    <style:style style:name="P10" style:family="paragraph" style:parent-style-name="Normal">
      <style:paragraph-properties fo:text-align="end" style:justify-single-word="false" style:writing-mode="rl-tb"/>
      <style:text-properties fo:font-size="16pt" officeooo:rsid="002b2c55" officeooo:paragraph-rsid="002b2c55" style:font-size-asian="16pt" style:font-name-complex="LateefGR1" style:font-size-complex="16pt"/>
    </style:style>
    <style:style style:name="P11" style:family="paragraph" style:parent-style-name="Normal">
      <style:paragraph-properties fo:text-align="end" style:justify-single-word="false" style:writing-mode="rl-tb"/>
      <style:text-properties fo:font-size="16pt" fo:font-weight="normal" officeooo:paragraph-rsid="00293531" style:font-size-asian="16pt" style:font-weight-asian="normal" style:font-name-complex="LateefGR1" style:font-size-complex="16pt" style:font-weight-complex="normal"/>
    </style:style>
    <style:style style:name="P12" style:family="paragraph" style:parent-style-name="Normal">
      <style:paragraph-properties fo:text-align="end" style:justify-single-word="false" style:writing-mode="rl-tb"/>
      <style:text-properties officeooo:rsid="0026eadc" officeooo:paragraph-rsid="0027f04f" style:font-name-complex="LateefGR1"/>
    </style:style>
    <style:style style:name="P13" style:family="paragraph" style:parent-style-name="Normal">
      <style:paragraph-properties fo:line-height="0.2402in" fo:text-align="end" style:justify-single-word="false" style:writing-mode="rl-tb"/>
      <style:text-properties fo:font-size="20pt" style:font-size-asian="20pt" style:font-name-complex="LateefGR1" style:font-size-complex="20pt"/>
    </style:style>
    <style:style style:name="P14" style:family="paragraph" style:parent-style-name="Normal">
      <style:paragraph-properties fo:text-align="end" style:justify-single-word="false" style:writing-mode="rl-tb"/>
      <style:text-properties fo:font-size="20pt" style:font-size-asian="20pt" style:font-name-complex="LateefGR1" style:font-size-complex="20pt"/>
    </style:style>
    <style:style style:name="P15" style:family="paragraph" style:parent-style-name="Normal">
      <style:text-properties style:font-name="LateefGR1" fo:font-size="16pt" style:font-size-asian="16pt" style:font-size-complex="16pt"/>
    </style:style>
    <style:style style:name="P16" style:family="paragraph" style:parent-style-name="Normal">
      <style:text-properties style:font-name="LateefGR1" fo:font-size="16pt" officeooo:paragraph-rsid="00244055" style:font-size-asian="16pt" style:font-size-complex="16pt"/>
    </style:style>
    <style:style style:name="P17" style:family="paragraph" style:parent-style-name="Normal">
      <style:text-properties style:font-name="LateefGR1" fo:font-size="16pt" officeooo:paragraph-rsid="00293531" style:font-size-asian="16pt" style:font-size-complex="16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26eadc" style:font-size-asian="16pt" style:font-weight-asian="bold" style:font-size-complex="16pt" style:font-weight-complex="bold"/>
    </style:style>
    <style:style style:name="T6" style:family="text">
      <style:text-properties fo:font-size="16pt" fo:font-weight="bold" officeooo:rsid="0027f04f" style:font-size-asian="16pt" style:font-weight-asian="bold" style:font-size-complex="16pt" style:font-weight-complex="bold"/>
    </style:style>
    <style:style style:name="T7" style:family="text">
      <style:text-properties fo:font-size="16pt" fo:font-weight="normal" officeooo:rsid="0027f04f" style:font-size-asian="16pt" style:font-weight-asian="normal" style:font-size-complex="16pt" style:font-weight-complex="normal"/>
    </style:style>
    <style:style style:name="T8" style:family="text">
      <style:text-properties officeooo:rsid="00244055"/>
    </style:style>
    <style:style style:name="T9" style:family="text">
      <style:text-properties officeooo:rsid="0027f04f"/>
    </style:style>
    <style:style style:name="T10" style:family="text">
      <style:text-properties officeooo:rsid="00293531"/>
    </style:style>
    <style:style style:name="T11" style:family="text">
      <style:text-properties officeooo:rsid="002b2c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8">Lateef</text:span> Type Sample</text:p>
      <text:h text:style-name="Heading_20_2" text:outline-level="2">Basic Latin:</text:h>
      <text:p text:style-name="P15">! “ # $ % &amp; ‘ ( ) * + , - . / 0 1 2 3 4 5 6 7 8 9 : ; &lt; = &gt; ? @ A B C D E F G H I J K L M N O P Q R S T U V W X Y Z [ \ ] ^ _ ` a b c d e f g h i j k l m n o p q r s t u v w x y z { | } ~</text:p>
      <text:h text:style-name="Heading_20_2" text:outline-level="2">Latin-1 Supplement:</text:h>
      <text:p text:style-name="P15"><text:s text:c="2"/>¡ ¢ £ ¤ ¥ ¦ § ¨ © ª « ¬ ­ ® ¯ ° ± ² ³ ´ µ ¶ · ¸ ¹ º » ¼ ½ ¾ ¿ À Á Â Ã Ä Å Æ Ç È É Ê Ë Ì Í Î Ï Ñ Ò Ó Ô Õ Ö × Ø Ù Ú Û Ü Ý Þ ß à á â ã ä å æ ç è é ê ë ì í î ï ñ ò ó ô õ ö ÷ ø ù ú û ü ý þ ÿ </text:p>
      <text:h text:style-name="P2" text:outline-level="2">Latin Extended-A <text:span text:style-name="T8">&amp; Latin Extended-B</text:span>:</text:h>
      <text:p text:style-name="P15">ı Œ œ Š š Ÿ Ž ž ƒ</text:p>
      <text:h text:style-name="Heading_20_2" text:outline-level="2">Spacing Modifier Letters:</text:h>
      <text:p text:style-name="P16">ˆ ˇ <text:span text:style-name="T8">ˉ </text:span>˚ ˜ </text:p>
      <text:h text:style-name="Heading_20_2" text:outline-level="2">General Punctuation:</text:h>
      <text:p text:style-name="P17"><text:span text:style-name="T10">          ​‌‍‎‏‐ ‑ ‒ – — ― ‘ ’ ‚ “ ” „ † ‡ • … ‧    ‪‫‬‭‮ ‰ ‹ › ⁠⁦⁧⁨⁩⁬⁭</text:span> </text:p>
      <text:h text:style-name="Heading_20_2" text:outline-level="2">Currency Symbols:</text:h>
      <text:p text:style-name="P15">€</text:p>
      <text:h text:style-name="Heading_20_2" text:outline-level="2">Letterlike Symbols &amp; Geometric Shapes:</text:h>
      <text:p text:style-name="P15">™ ◌</text:p>
      <text:h text:style-name="Heading_20_2" text:outline-level="2">Arabic:</text:h>
      <text:p text:style-name="P11">، ؛ ؞ ؟ ء آ أ ؤ إ ئ ا ب ة ت ث ج ح خ د ذ ر ز س ش ص ض ط ظ ع غ <text:span text:style-name="T10">ؽ</text:span> <text:s/>ـ ف ق ك ل م ن ه و ى ي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p text:style-name="P9">؜</text:p>
      <text:h text:style-name="P4" text:outline-level="2"><text:soft-page-break/>Arabic Supplement:</text:h>
      <text:p text:style-name="P8"><text:s/>ݐ <text:s/>ݑ <text:s/>ݒ <text:s/>ݓ <text:s/>ݔ <text:s/>ݕ <text:s/>ݖ <text:s/>ݗ <text:s/>ݘ <text:s/>ݙ <text:s/>ݚ <text:s/>ݛ <text:s/>ݜ <text:s/>ݝ <text:s/>ݞ <text:s/>ݟ <text:s/>ݠ <text:s/>ݡ <text:s/>ݢ <text:s/>ݣ <text:s/>ݤ <text:s/>ݥ <text:s/>ݦ <text:s/>ݧ <text:s/>ݨ <text:s/>ݩ <text:s/>ݪ <text:s/>ݫ <text:s/>ݬ <text:s/>ݭ <text:span text:style-name="T10">ݮ ݯ ݰ ݱ ݲ</text:span></text:p>
      <text:h text:style-name="P5" text:outline-level="2">Arabic <text:span text:style-name="T11">Extended-A</text:span>:</text:h>
      <text:p text:style-name="P10">ࢪ ࢲ</text:p>
      <text:h text:style-name="P5" text:outline-level="2">Arabic Presentation Forms:</text:h>
      <text:p text:style-name="P7">﴾ ﴿ ﷲ ﷼</text:p>
      <text:h text:style-name="Heading_20_2" text:outline-level="2">Arabic Shaping (some basic shapes):</text:h>
      <text:p text:style-name="P7">ع ععع ا ‍ا <text:s/>ب ببب ي ييي <text:s/>ن ننن ص صصص س سسس ے ‍ے د ‍د ف ففف ک ککک</text:p>
      <text:p text:style-name="P7">ج ججج ه ههه <text:s/>ل للل م ممم ق ققق ر ‍ر ط ططط و ‍و</text:p>
      <text:p text:style-name="P12"><text:span text:style-name="T7">۝۱ ۝۱۲ ۝۱۲۳</text:span><text:span text:style-name="T4">‬</text:span></text:p>
      <text:h text:style-name="P3" text:outline-level="2"/>
      <text:p text:style-name="P1"/>
      <text:h text:style-name="Heading_20_1" text:outline-level="1">Arabic MSA UDHR #26:</text:h>
      <text:p text:style-name="P1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3">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3">للآباء الحق الأول في اختيار نوع تربية أولادهم.</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Lateef" svg:font-family="Lateef" style:font-pitch="variable"/>
    <style:font-face style:name="LateefGR1" svg:font-family="LateefGR" style:font-pitch="variable"/>
    <style:font-face style:name="LateefGR" svg:font-family="LateefGR" style:font-adornments="Regular"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writing-mode="lr-tb"/>
      <style:text-properties style:font-name="LateefGR" fo:font-family="LateefGR" style:font-style-name="Regular" style:font-pitch="variable" fo:font-size="14pt" style:font-size-asian="14pt" style:font-name-complex="LateefGR" style:font-family-complex="LateefGR" style:font-style-name-complex="Regular"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2b2c5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3">GR</text:span></text:span><text:span text:style-name="Default_20_Paragraph_20_Font"><text:span text:style-name="MT1"> </text:span></text:span><text:span text:style-name="Default_20_Paragraph_20_Font"><text:span text:style-name="MT2">1.</text:span></text:span><text:span text:style-name="Default_20_Paragraph_20_Font"><text:span text:style-name="MT3">2</text:span></text:span><text:span text:style-name="Default_20_Paragraph_20_Font"><text:span text:style-name="MT2">0</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10121" text:date-value="2017-03-10T12:55:43.215999822">March 10, 2017</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09-04-16T11:32:00Z</meta:creation-date>
    <dc:date>2017-03-10T12:55:43.074000000</dc:date>
    <meta:print-date>2017-03-10T12:54:48.019000000</meta:print-date>
    <meta:editing-cycles>173</meta:editing-cycles>
    <meta:editing-duration>PT17H17M</meta:editing-duration>
    <meta:document-statistic meta:table-count="0" meta:image-count="0" meta:object-count="0" meta:page-count="3" meta:paragraph-count="33" meta:word-count="687" meta:character-count="2037" meta:non-whitespace-character-count="1345"/>
    <meta:user-defined meta:name="Info 1"/>
    <meta:user-defined meta:name="Info 2"/>
    <meta:user-defined meta:name="Info 3"/>
    <meta:user-defined meta:name="Info 4"/>
    <meta:template xlink:type="simple" xlink:actuate="onRequest" xlink:title="" xlink:href="Normal.dotm"/>
  </office:meta>
</office:document-meta>
</file>